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WenQuanYi Micro Hei" fo:font-size="10pt" style:font-size-asian="10pt"/>
    </style:style>
    <style:style style:name="P2" style:family="paragraph" style:parent-style-name="Text_20_body">
      <style:text-properties fo:color="#000000" style:font-name="WenQuanYi Micro Hei" fo:font-size="13pt" style:font-name-asian="WenQuanYi Micro Hei" style:font-size-asian="13pt"/>
    </style:style>
    <style:style style:name="P3" style:family="paragraph" style:parent-style-name="Text_20_body">
      <style:text-properties fo:color="#000000" fo:font-size="13pt" style:font-name-asian="WenQuanYi Micro Hei" style:font-size-asian="13pt"/>
    </style:style>
    <style:style style:name="P4" style:family="paragraph" style:parent-style-name="Text_20_body">
      <style:text-properties fo:color="#000000" fo:font-size="13pt" style:font-size-asian="13pt"/>
    </style:style>
    <style:style style:name="P5" style:family="paragraph" style:parent-style-name="Text_20_body">
      <style:text-properties fo:color="#ff0000"/>
    </style:style>
    <style:style style:name="P6" style:family="paragraph" style:parent-style-name="Text_20_body">
      <style:text-properties fo:color="#ff0000" fo:font-size="13pt" style:font-name-asian="WenQuanYi Micro Hei" style:font-size-asian="13pt"/>
    </style:style>
    <style:style style:name="P7" style:family="paragraph" style:parent-style-name="Text_20_body">
      <style:text-properties fo:color="#ff0000" style:font-name="WenQuanYi Micro Hei" fo:font-size="10pt" style:font-size-asian="10pt"/>
    </style:style>
    <style:style style:name="P8" style:family="paragraph" style:parent-style-name="Text_20_body" style:master-page-name="MP0">
      <style:paragraph-properties style:page-number="auto" fo:break-before="page"/>
      <style:text-properties fo:color="#000000" fo:font-size="13pt" style:font-name-asian="WenQuanYi Micro Hei" style:font-size-asian="13pt"/>
    </style:style>
    <style:style style:name="P9" style:family="paragraph" style:parent-style-name="Text_20_body">
      <style:text-properties fo:color="#000000" fo:font-size="13pt" style:font-size-asian="13pt"/>
    </style:style>
    <style:style style:name="P10" style:family="paragraph" style:parent-style-name="Text_20_body">
      <style:text-properties fo:color="#000000" fo:font-size="13pt" style:font-name-asian="WenQuanYi Micro Hei" style:font-size-asian="13pt"/>
    </style:style>
    <style:style style:name="P11" style:family="paragraph" style:parent-style-name="Text_20_body">
      <style:text-properties fo:color="#000000" style:font-name="WenQuanYi Micro Hei" fo:font-size="10pt" style:font-size-asian="10pt"/>
    </style:style>
    <style:style style:name="P12" style:family="paragraph" style:parent-style-name="Text_20_body">
      <style:text-properties style:use-window-font-color="true"/>
    </style:style>
    <style:style style:name="T1" style:family="text">
      <style:text-properties style:font-name="文泉驛微米黑" fo:font-size="8pt" style:font-name-asian="文泉驛微米黑" style:font-size-asian="8pt" style:font-size-complex="8pt"/>
    </style:style>
    <style:style style:name="T2" style:family="text">
      <style:text-properties fo:color="#000000" fo:font-size="13pt" style:font-name-asian="WenQuanYi Micro Hei" style:font-size-asian="13pt"/>
    </style:style>
    <style:style style:name="T3" style:family="text">
      <style:text-properties fo:color="#000000" style:font-name="WenQuanYi Micro Hei" fo:font-size="13pt" style:font-size-asian="13pt"/>
    </style:style>
    <style:style style:name="T4" style:family="text">
      <style:text-properties fo:color="#000000" style:font-name="WenQuanYi Micro Hei" fo:font-size="10pt" style:font-size-asian="10pt"/>
    </style:style>
    <style:style style:name="T5" style:family="text">
      <style:text-properties fo:color="#ff0000" fo:font-size="13pt" style:font-name-asian="WenQuanYi Micro Hei" style:font-size-asian="13pt"/>
    </style:style>
    <style:style style:name="T6" style:family="text">
      <style:text-properties fo:color="#ff0000" style:font-name="WenQuanYi Micro Hei" fo:font-size="10pt" style:font-size-asian="10pt"/>
    </style:style>
    <style:style style:name="T7" style:family="text">
      <style:text-properties fo:color="#ff0000" style:font-name="WenQuanYi Micro Hei" fo:font-size="13pt" style:font-size-asian="13pt"/>
    </style:style>
    <style:style style:name="T8" style:family="text">
      <style:text-properties fo:color="#ff0000" style:font-name="新細明體" fo:font-size="13pt" style:font-size-asian="13pt"/>
    </style:style>
    <style:style style:name="T9" style:family="text">
      <style:text-properties style:font-name-asian="WenQuanYi Micro Hei"/>
    </style:style>
    <style:style style:name="T10" style:family="text">
      <style:text-properties style:use-window-font-color="true" fo:font-size="13pt" style:font-name-asian="WenQuanYi Micro Hei" style:font-size-asian="13pt"/>
    </style:style>
    <style:style style:name="T11" style:family="text">
      <style:text-properties style:use-window-font-color="true" style:font-name="WenQuanYi Micro Hei" fo:font-size="13pt" style:font-size-asian="13pt"/>
    </style:style>
    <style:style style:name="T12" style:family="text">
      <style:text-properties style:use-window-font-color="true" style:font-name="WenQuanYi Micro Hei" fo:font-size="10pt" style:font-size-asian="10pt"/>
    </style:style>
    <style:style style:name="T13" style:family="text">
      <style:text-properties style:font-name="WenQuanYi Micro Hei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你做你走。</text:p>
      <text:p text:style-name="P1">Lí tsò lí tsáu.</text:p>
      <text:p text:style-name="Text_20_body"/>
      <text:p text:style-name="P3">請親愛的你莫做你行。</text:p>
      <text:p text:style-name="P1">Tshiánn tshin-ài--ê lí mài tsò lí kiânn.</text:p>
      <text:p text:style-name="Text_20_body"/>
      <text:p text:style-name="P3">我聽你咧臭彈。</text:p>
      <text:p text:style-name="P1">Guá thiann lí leh tshàu-tuānn.</text:p>
      <text:p text:style-name="Text_20_body"/>
      <text:p text:style-name="P3">我較想嘛是厝內的狗仔。</text:p>
      <text:p text:style-name="P1">Guá khah siūnn mā sī tshù-lāi ê káu-á.</text:p>
      <text:p text:style-name="Text_20_body"/>
      <text:p text:style-name="P3">厝邊隔壁無熟似。</text:p>
      <text:p text:style-name="P1">Tshù-pinn-keh-piah bô si̍k-sāi.</text:p>
      <text:p text:style-name="Text_20_body"/>
      <text:p text:style-name="P3">行過來行過去。</text:p>
      <text:p text:style-name="P1">Kiânn kuè-lâi kiânn kuè-khì.</text:p>
      <text:p text:style-name="Text_20_body"/>
      <text:p text:style-name="Text_20_body"><text:span text:style-name="預設段落字型"><text:span text:style-name="T2">人客入來坐</text:span></text:span><text:span text:style-name="預設段落字型"><text:span text:style-name="T3">--iooh</text:span></text:span><text:span text:style-name="預設段落字型"><text:span text:style-name="T2">！</text:span></text:span></text:p>
      <text:p text:style-name="P1">Lâng-kheh ji̍p-lâi tsē--iooh!</text:p>
      <text:p text:style-name="Text_20_body"/>
      <text:p text:style-name="Text_20_body"><text:span text:style-name="預設段落字型"><text:span text:style-name="T2">雞湯</text:span></text:span><text:span text:style-name="預設段落字型"><text:span text:style-name="T10">面頂有一沿油，愛啉愛先用</text:span></text:span><text:span text:style-name="預設段落字型"><text:span text:style-name="T11">khat</text:span></text:span><text:span text:style-name="預設段落字型"><text:span text:style-name="T10">仔掰開。</text:span></text:span></text:p>
      <text:p text:style-name="Text_20_body"><text:span text:style-name="預設段落字型"><text:span text:style-name="T12">Ke-thng bīn-tíng ū tsi̍t iân iû, ài li</text:span></text:span><text:span text:style-name="預設段落字型"><text:span text:style-name="T4">m ài sing iōng khat-á pué--khui.</text:span></text:span></text:p>
      <text:p text:style-name="Text_20_body"/>
      <text:p text:style-name="Text_20_body"><text:span text:style-name="預設段落字型"><text:span text:style-name="T2">伊足</text:span></text:span><text:span text:style-name="預設段落字型"><text:span text:style-name="T3">gâu</text:span></text:span><text:span text:style-name="預設段落字型"><text:span text:style-name="T2">佮人交陪。</text:span></text:span></text:p>
      <text:p text:style-name="P1">I tsiok gâu kah lâng kau-puê.</text:p>
      <text:p text:style-name="Text_20_body"/>
      <text:p text:style-name="Text_20_body"><text:span text:style-name="預設段落字型"><text:span text:style-name="T3">In</text:span></text:span><text:span text:style-name="預設段落字型"><text:span text:style-name="T2">的交陪誠深。</text:span></text:span></text:p>
      <text:p text:style-name="P1">In ê kau-puê tsiânn tshim.</text:p>
      <text:p text:style-name="P4"/>
      <text:p text:style-name="P4"/>
      <text:p text:style-name="Text_20_body"><text:soft-page-break/><text:span text:style-name="預設段落字型"><text:span text:style-name="T2">咱兩人交陪有</text:span></text:span><text:span text:style-name="預設段落字型"><text:span text:style-name="T3">lua̋</text:span></text:span><text:span text:style-name="預設段落字型"><text:span text:style-name="T2">深咧。</text:span></text:span></text:p>
      <text:p text:style-name="P1">Lán nn̄g lâng kau-puê ū lua̋ tshim--leh.</text:p>
      <text:p text:style-name="Text_20_body"/>
      <text:p text:style-name="P3">蘇先生咧交陪的台灣人應該嘛攏是學者。</text:p>
      <text:p text:style-name="P1">Soo--sin-senn leh kau-puê ê Tâi-uân-lâng ing-kai mā lóng sī ha̍k-tsiá.</text:p>
      <text:p text:style-name="Text_20_body"/>
      <text:p text:style-name="P3">人佮人交際也好，盤撋做生理也好，若講話會合就會當你兄我弟。</text:p>
      <text:p text:style-name="P1">Lâng kah lâng kau-tsè iā hó, puânn-nuá tsò-sing-lí iā hó, nā kóng-uē ē ha̍h tō ē-tàng lí-hiann-guá-tī.</text:p>
      <text:p text:style-name="Text_20_body"/>
      <text:p text:style-name="Text_20_body"><text:span text:style-name="預設段落字型"><text:span text:style-name="T2">伊知影，換準欲教</text:span></text:span><text:span text:style-name="預設段落字型"><text:span text:style-name="T3">in</text:span></text:span><text:span text:style-name="預設段落字型"><text:span text:style-name="T2">智識佮道理，頭先定著愛佮</text:span></text:span><text:span text:style-name="預設段落字型"><text:span text:style-name="T3">in</text:span></text:span><text:span text:style-name="預設段落字型"><text:span text:style-name="T2">跋感情。</text:span></text:span></text:p>
      <text:p text:style-name="P1">I tsai-iánn, uānn-tsún beh kà in tì-sik kah tō-lí, thâu-sing tiānn-tio̍h ài kah in pua̍h-kám-tsîng.</text:p>
      <text:p text:style-name="Text_20_body"/>
      <text:p text:style-name="P3">阿勇仔坐啥物車去上班？</text:p>
      <text:p text:style-name="P1">A-ióng--á tsē siánn-mih tshia khì siōng-pan?</text:p>
      <text:p text:style-name="Text_20_body"/>
      <text:p text:style-name="Text_20_body"><text:span text:style-name="預設段落字型"><text:span text:style-name="T2">阿君仔是坐啥物車來？哪會到這陣猶未到。</text:span></text:span></text:p>
      <text:p text:style-name="P1">A-kun--á sī tsē siánn-mih tshia lâi? Ná-ē kàu tsit-tsūn iáu-buē kàu.</text:p>
      <text:p text:style-name="Text_20_body"/>
      <text:p text:style-name="Text_20_body"><text:span text:style-name="預設段落字型"><text:span text:style-name="T2">電視講這禮拜的天氣啥款？出門敢需要注意啥物？</text:span></text:span></text:p>
      <text:p text:style-name="P1">Tiān-sī kóng tsit lé-pài ê thinn-khì siánn-khuán? Tshut-mn̂g kám su-iàu tsù-ì siánn-mi̍h?</text:p>
      <text:p text:style-name="Text_20_body"/>
      <text:p text:style-name="P3">請問國仔是按怎看起來無精神？昨暗睏無飽是毋？抑是昨暗耍規暝？</text:p>
      <text:p text:style-name="P1">Tshiánn-mn̄g Kok--á sī án-tsuánn khuànn--khí-lâi bô tsing-sîn? Tsa-àm khùn bô pá sī--m̄? Ia̍h-sī tsa-àm sńg kui mê?</text:p>
      <text:p text:style-name="Text_20_body"/>
      <text:p text:style-name="P3">足濟人咧臆阿陸仔會佇啥物時陣倒擔。</text:p>
      <text:p text:style-name="P1">Tsiok tsē lâng leh ioh A-lio̍k-á ē tī siánn-mih sî-tsūn tó-tànn.</text:p>
      <text:p text:style-name="Text_20_body"/>
      <text:p text:style-name="Text_20_body"/>
      <text:p text:style-name="Text_20_body"/>
      <text:p text:style-name="Text_20_body"/>
      <text:p text:style-name="P3"><text:soft-page-break/>爸仔囝頭一擺煮飯欲共母仔做生日，看起來真豐沛，想袂到「飯好，菜無好」。</text:p>
      <text:p text:style-name="P1">Pē-á-kiánn thâu tsi̍t pái tsú-pn̄g beh kā bú--á tsò-senn-ji̍t, khuànn--khí-lâi tsin phong-phài, siūnn bē kàu "Pn̄g hó, tshài bô hó".</text:p>
      <text:p text:style-name="Text_20_body"/>
      <text:p text:style-name="P3">歹勢，猶未決定欲點啥。</text:p>
      <text:p text:style-name="P1">Pháinn-sè, á-bē kuat-tīng beh tiám siannh.</text:p>
      <text:p text:style-name="Text_20_body"/>
      <text:p text:style-name="P3">拄才的代誌，我較歹勢，請閣予我一擺機會。</text:p>
      <text:p text:style-name="P1">Tú-tsiah ê tāi-tsì, guá khah pháinn-sè, tshiánn koh hōo guá tsi̍t pái ki-huē.</text:p>
      <text:p text:style-name="Text_20_body"/>
      <text:p text:style-name="P3">你來我遮毋免客氣，盡量食無要緊。</text:p>
      <text:p text:style-name="P1">Lí lâi guá tsia m̄-bián kheh-khì, tsīn-liōng tsia̍h bô iàu-kín.</text:p>
      <text:p text:style-name="Text_20_body"/>
      <text:p text:style-name="P3">豬仔飼到半年就會刣掉。</text:p>
      <text:p text:style-name="P1">Ti-á tshī kàu puànn nî tiō ē thâi-tiāu.</text:p>
      <text:p text:style-name="Text_20_body"/>
      <text:p text:style-name="P3">免考慮遐濟，毋管按怎去做就著矣。</text:p>
      <text:p text:style-name="P1">Bián khó-lū hiah tsē, m̄-kuán àn-tsuánn khì tsò tō tio̍h--ah.</text:p>
      <text:p text:style-name="Text_20_body"/>
      <text:p text:style-name="P3">遮有一塊桌仔，頂懸有一本冊。</text:p>
      <text:p text:style-name="P1">Tsia ū tsi̍t tè toh-á, tíng-kuân ū tsi̍t pún tsheh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uē lâi.</text:p>
      <text:p text:style-name="Text_20_body"/>
      <text:p text:style-name="P3">你來聽啥人咧唱歌。</text:p>
      <text:p text:style-name="P1">Lí lâi thiann siánn-lâng leh tshiùnn-kua.</text:p>
      <text:p text:style-name="P4"/>
      <text:p text:style-name="Text_20_body"><text:soft-page-break/><text:span text:style-name="預設段落字型"><text:span text:style-name="T2">阿婆佮</text:span></text:span><text:span text:style-name="預設段落字型"><text:span text:style-name="T3">in</text:span></text:span><text:span text:style-name="預設段落字型"><text:span text:style-name="T2">新婦無蹛做伙。</text:span></text:span></text:p>
      <text:p text:style-name="P1">A-pô kah in sin-pū bô tuà tsò-hué.</text:p>
      <text:p text:style-name="Text_20_body"/>
      <text:p text:style-name="Text_20_body"><text:span text:style-name="預設段落字型"><text:span text:style-name="T2">二伯的症頭那來那像失智的款，緊叫</text:span></text:span><text:span text:style-name="預設段落字型"><text:span text:style-name="T3">in</text:span></text:span><text:span text:style-name="預設段落字型"><text:span text:style-name="T2">囝𤆬去予醫生看。</text:span></text:span></text:p>
      <text:p text:style-name="P1">Jī-peh ê tsìng-thâu ná lâi ná tshiūnn sit-tì ê khuán, kín kiò in kiánn tshuā-khì hōo i-sing khuànn.</text:p>
      <text:p text:style-name="Text_20_body"/>
      <text:p text:style-name="P3">師娘竟然毋知阿吉仔是啥人。</text:p>
      <text:p text:style-name="P1">Su-niû kìng-jiân m̄ tsai A-kit--á sī siánn-lâng.</text:p>
      <text:p text:style-name="Text_20_body"/>
      <text:p text:style-name="P3">江小姐佮阿婆無仝人，你毋好認毋著去。</text:p>
      <text:p text:style-name="P1">Kang sió-tsiá kah a-pô bô-kāng lâng, lí m̄ hó jīn m̄-tio̍h--khì.</text:p>
      <text:p text:style-name="Text_20_body"/>
      <text:p text:style-name="P3">查埔的大部分攏走去都市食頭路。</text:p>
      <text:p text:style-name="P1">Tsa-poo--ê tuā-pōo-hūn lóng tsáu-khì too-tshī tsia̍h-thâu-lōo.</text:p>
      <text:p text:style-name="Text_20_body"/>
      <text:p text:style-name="P3">戶口佇山區的查某人比佇庄跤的較濟。</text:p>
      <text:p text:style-name="P1">Hōo-kháu tī suann-khu ê tsa-bóo-lâng pí tī tsng-kha--ê khah tsē.</text:p>
      <text:p text:style-name="Text_20_body"/>
      <text:p text:style-name="Text_20_body"><text:span text:style-name="預設段落字型"><text:span text:style-name="T2">是戶口佇庄跤的</text:span></text:span><text:span text:style-name="預設段落字型"><text:span text:style-name="T5">查某人</text:span></text:span><text:span text:style-name="預設段落字型"><text:span text:style-name="T7">(ta-bóo-lâng)</text:span></text:span><text:span text:style-name="預設段落字型"><text:span text:style-name="T2">比查埔人</text:span></text:span><text:span text:style-name="預設段落字型"><text:span text:style-name="T3">(ta-poo-lâng)</text:span></text:span><text:span text:style-name="預設段落字型"><text:span text:style-name="T2">較濟，抑是講戶口佇山區的查埔人</text:span></text:span><text:span text:style-name="預設段落字型"><text:span text:style-name="T3">(ta-poo-lâng)</text:span></text:span><text:span text:style-name="預設段落字型"><text:span text:style-name="T2">比</text:span></text:span><text:span text:style-name="預設段落字型"><text:span text:style-name="T5">查某人</text:span></text:span><text:span text:style-name="預設段落字型"><text:span text:style-name="T7">(ta-bóo-lâng)</text:span></text:span><text:span text:style-name="預設段落字型"><text:span text:style-name="T2">較濟？</text:span></text:span></text:p>
      <text:p text:style-name="Text_20_body"><text:span text:style-name="預設段落字型"><text:span text:style-name="T4">Sī hōo-kháu tī tsng-kha ê </text:span></text:span><text:span text:style-name="預設段落字型"><text:span text:style-name="T6">ta-bóo-lâng</text:span></text:span><text:span text:style-name="預設段落字型"><text:span text:style-name="T4"> pí ta-poo-lâng khah tsē, ia̍h-sī kóng hōo-kháu tī suann-khu ê ta-poo-lâng pí </text:span></text:span><text:span text:style-name="預設段落字型"><text:span text:style-name="T6">ta-bóo-lâng</text:span></text:span><text:span text:style-name="預設段落字型"><text:span text:style-name="T4"> khah tsē?</text:span></text:span></text:p>
      <text:p text:style-name="Text_20_body"/>
      <text:p text:style-name="P3">虱目仔佇早前是啥物款人咧食的？</text:p>
      <text:p text:style-name="P1">Sat-ba̍k-á tī tsá-tsîng sī siánn-mih khuán lâng leh tsia̍h--ê?</text:p>
      <text:p text:style-name="Text_20_body"/>
      <text:p text:style-name="P3">虱目仔除了厚刺以外，閣有啥物特色？</text:p>
      <text:p text:style-name="P1">Sat-ba̍k-á tû-liáu kāu-tshì í-guā, koh ū siánn-mih ti̍k-sik?</text:p>
      <text:p text:style-name="Text_20_body"/>
      <text:p text:style-name="Text_20_body"/>
      <text:p text:style-name="Text_20_body"/>
      <text:p text:style-name="Text_20_body"/>
      <text:p text:style-name="P3"><text:soft-page-break/>飼虱目魚上頭先愛注意啥？</text:p>
      <text:p text:style-name="P1">Tshī sat-ba̍k-hî siōng thâu-sing ài tsù-ì siannh?</text:p>
      <text:p text:style-name="Text_20_body"/>
      <text:p text:style-name="P3">虱目仔的魚鱗有兩百外片，肉質鮮甜，尻脊骿食著粗絲。</text:p>
      <text:p text:style-name="P1">Sat-ba̍k-á ê hî-lân ū nn̄g-pah-guā phìnn, bah-tsit tshinn-tinn, ka-tsiah-phiann tsia̍h-tio̍h tshoo-si.</text:p>
      <text:p text:style-name="Text_20_body"/>
      <text:p text:style-name="P3">老師的講法佮朋友的講法，佗一个是著的？</text:p>
      <text:p text:style-name="P1">Lāu-su ê kóng-huat kah pîng-iú ê kóng-huat, tó tsi̍t ê sī tio̍h--ê?</text:p>
      <text:p text:style-name="Text_20_body"/>
      <text:p text:style-name="P3">想看覓、講看覓，馬仔佮羊仔差佇佗？</text:p>
      <text:p text:style-name="P1">Siūnn khuànn-māi, kóng khuànn-māi, bé-á kah iûnn-á tsha tī toh?</text:p>
      <text:p text:style-name="Text_20_body"/>
      <text:p text:style-name="P3">紅蟳是蟳仔的一種。真歹，無好掠。</text:p>
      <text:p text:style-name="P1">Âng-tsîm sī tsîm-á ê tsi̍t tsióng. Tsin pháinn, bô hó lia̍h.</text:p>
      <text:p text:style-name="Text_20_body"/>
      <text:p text:style-name="P3">這兩種蝦仔的體型大細差不多。</text:p>
      <text:p text:style-name="P1">Tsit nn̄g tsióng hê-á ê thé-hîng tuā-sè tsha-put-to.</text:p>
      <text:p text:style-name="Text_20_body"/>
      <text:p text:style-name="Text_20_body"><text:span text:style-name="預設段落字型"><text:span text:style-name="T2">這隻蠓仔真</text:span></text:span><text:span text:style-name="預設段落字型"><text:span text:style-name="T3">gâu</text:span></text:span><text:span text:style-name="預設段落字型"><text:span text:style-name="T2">覕，人揣無。</text:span></text:span></text:p>
      <text:p text:style-name="P1">Tsit tsiah báng-á tsin gâu bih, lâng tshuē-bô.</text:p>
      <text:p text:style-name="Text_20_body"/>
      <text:p text:style-name="P3">這篇演說的標題號做啥物上適當？</text:p>
      <text:p text:style-name="P1">Tsit phinn ián-suat ê phiau-tê hō-tsò siánn-mi̍h siōng sik-tòng?</text:p>
      <text:p text:style-name="Text_20_body"/>
      <text:p text:style-name="P3">澳洲樹林是按怎會火燒山？</text:p>
      <text:p text:style-name="P1">Ò-tsiu tshiū-nâ sī án-tsuánn ē hué-sio-suann?</text:p>
      <text:p text:style-name="Text_20_body"/>
      <text:p text:style-name="Text_20_body"><text:span text:style-name="預設段落字型"><text:span text:style-name="T2">無你認為應該愛用啥物方法來牽成</text:span></text:span><text:span text:style-name="預設段落字型"><text:span text:style-name="T3">in</text:span></text:span><text:span text:style-name="預設段落字型"><text:span text:style-name="T2">兩个？</text:span></text:span></text:p>
      <text:p text:style-name="P1">Bô lí jīn-uî ing-kai ài īng siánn-mih hong-huat lâi khan-sîng in nn̄g ê?</text:p>
      <text:p text:style-name="P1"/>
      <text:p text:style-name="P1"/>
      <text:p text:style-name="Text_20_body"><text:soft-page-break/><text:span text:style-name="預設段落字型"><text:span text:style-name="T2">這兩个換帖的感情真好，連車嘛</text:span></text:span><text:span text:style-name="預設段落字型"><text:span text:style-name="T5">仝</text:span></text:span><text:span text:style-name="預設段落字型"><text:span text:style-name="T2">色水。</text:span></text:span></text:p>
      <text:p text:style-name="Text_20_body"><text:span text:style-name="預設段落字型"><text:span text:style-name="T4">Tsit nn̄g ê uānn-thiap--ê kám-tsîng tsin hó, liân tshia mā</text:span></text:span><text:span text:style-name="預設段落字型"><text:span text:style-name="T6"> kāng</text:span></text:span><text:span text:style-name="預設段落字型"><text:span text:style-name="T4"> sik-tsuí.</text:span></text:span></text:p>
      <text:p text:style-name="Text_20_body"/>
      <text:p text:style-name="P3">阿爸阿爸，頭拄仔阿公講「食屎」是啥物意思？</text:p>
      <text:p text:style-name="P1">A-pah a-pah, thâu-tú-á a-kong kóng "tsia̍h sái" sī siánn-mih ì-sù?</text:p>
      <text:p text:style-name="Text_20_body"/>
      <text:p text:style-name="Text_20_body"><text:span text:style-name="預設段落字型"><text:span text:style-name="T2">哼，這擺講話遮爾</text:span></text:span><text:span text:style-name="預設段落字型"><text:span text:style-name="T5">聳</text:span></text:span><text:span text:style-name="預設段落字型"><text:span text:style-name="T2">，你的橐袋仔內一定是袋磅子。</text:span></text:span></text:p>
      <text:p text:style-name="Text_20_body"><text:span text:style-name="預設段落字型"><text:span text:style-name="T4">Hmh, tsit pái kóng-uē tsiah-ní </text:span></text:span><text:span text:style-name="預設段落字型"><text:span text:style-name="T6">sáng</text:span></text:span><text:span text:style-name="預設段落字型"><text:span text:style-name="T4">, lí ê lak-tē-á-lāi it-tīng sī tē pōng-tsí.</text:span></text:span></text:p>
      <text:p text:style-name="Text_20_body"/>
      <text:p text:style-name="Text_20_body"><text:span text:style-name="預設段落字型"><text:span text:style-name="T2">阿寶人面闊，應酬真濟，定定予</text:span></text:span><text:span text:style-name="預設段落字型"><text:span text:style-name="T3">in</text:span></text:span><text:span text:style-name="預設段落字型"><text:span text:style-name="T2">某嫌</text:span></text:span><text:span text:style-name="預設段落字型"><text:span text:style-name="T10">開銷傷重。</text:span></text:span></text:p>
      <text:p text:style-name="Text_20_body"><text:span text:style-name="預設段落字型"><text:span text:style-name="T12">A-pó lâng-bīn khuah, ìng-siû tsin tsē, tiānn-tiānn hōo in bóo hiâm khai-siau siong-tiōng.</text:span></text:span></text:p>
      <text:p text:style-name="P12"/>
      <text:p text:style-name="P3">雞災已經對香港湠甲規亞洲，逐家著愛注意。</text:p>
      <text:p text:style-name="P1">Ke-tse í-king tuì Hiong-káng thuànn kah kui A-tsiu, ta̍k-ke tio̍h ài tsù-ì.</text:p>
      <text:p text:style-name="Text_20_body"/>
      <text:p text:style-name="P3">我時間哪有遐冗剩，佇遮聽恁咧講遐的五四三的。</text:p>
      <text:p text:style-name="P1">Guá sî-kan ná ū hiah liōng-siōng, tī tsia thiann lín leh kóng hia-ê gōo-sì-sann--ê.</text:p>
      <text:p text:style-name="Text_20_body"/>
      <text:p text:style-name="P3">為啥物袂當按呢？</text:p>
      <text:p text:style-name="P1">Uī-siánn-mi̍h bē-tàng án-ne?</text:p>
      <text:p text:style-name="Text_20_body"/>
      <text:p text:style-name="Text_20_body"><text:span text:style-name="預設段落字型"><text:span text:style-name="T2">有可能過幾冬後，囡仔就袂認得</text:span></text:span><text:span text:style-name="預設段落字型"><text:span text:style-name="T3">Hue-lian(</text:span></text:span><text:span text:style-name="預設段落字型"><text:span text:style-name="T2">花蓮</text:span></text:span><text:span text:style-name="預設段落字型"><text:span text:style-name="T3">)</text:span></text:span><text:span text:style-name="預設段落字型"><text:span text:style-name="T2">到底生啥款？</text:span></text:span></text:p>
      <text:p text:style-name="P1">Ū khó-lîng kuè kuí tang āu, gín-á tō bē-jīn-tit Hue-lian tàu-té senn siánn khuán?</text:p>
      <text:p text:style-name="Text_20_body"/>
      <text:p text:style-name="P3">自細漢到大漢，你用的、食的，佗一个毋是我買予你的？</text:p>
      <text:p text:style-name="P1">Tsū sè-hàn kàu tuā-hàn, lí īng--ê, tsia̍h--ê, tó tsi̍t ê m̄ sī guá bé hōo--lí--ê?</text:p>
      <text:p text:style-name="Text_20_body"/>
      <text:p text:style-name="P3">佗一條路是著的？</text:p>
      <text:p text:style-name="P1">Tó tsi̍t tiâu lōo sī tio̍h--ê?</text:p>
      <text:p text:style-name="P1"/>
      <text:p text:style-name="P1"/>
      <text:p text:style-name="P3"><text:soft-page-break/>遮的貓仔真愛佮人鬥陣。</text:p>
      <text:p text:style-name="P1">Tsia ê niau-á tsin ài kah lâng tàu-tīn.</text:p>
      <text:p text:style-name="Text_20_body"/>
      <text:p text:style-name="P3">阿公講來臺灣的鳥仔有少數會留落來。</text:p>
      <text:p text:style-name="P1">A-kong kóng lâi Tâi-uân ê tsiáu-á ū tsió-sòo ē lâu--lo̍h-lâi.</text:p>
      <text:p text:style-name="Text_20_body"/>
      <text:p text:style-name="Text_20_body"/>
      <text:p text:style-name="Text_20_body"><text:span text:style-name="預設段落字型"><text:span text:style-name="T2">等囡仔若滿月，阮希望來遮</text:span></text:span><text:span text:style-name="預設段落字型"><text:span text:style-name="T5">訂</text:span></text:span><text:span text:style-name="預設段落字型"><text:span text:style-name="T2">餅送人。</text:span></text:span></text:p>
      <text:p text:style-name="Text_20_body"><text:span text:style-name="預設段落字型"><text:span text:style-name="T4">Tán gín-á nā muá-gue̍h, gún hi-bāng lâi tsia </text:span></text:span><text:span text:style-name="預設段落字型"><text:span text:style-name="T6">tīng</text:span></text:span><text:span text:style-name="預設段落字型"><text:span text:style-name="T4"> piánn sàng--lâng.</text:span></text:span></text:p>
      <text:p text:style-name="Text_20_body"/>
      <text:p text:style-name="Text_20_body"><text:span text:style-name="預設段落字型"><text:span text:style-name="T2">古早人感覺生查埔（</text:span></text:span><text:span text:style-name="預設段落字型"><text:span text:style-name="T3">ta-poo</text:span></text:span><text:span text:style-name="預設段落字型"><text:span text:style-name="T2">）較贏生</text:span></text:span><text:span text:style-name="預設段落字型"><text:span text:style-name="T5">查某（</text:span></text:span><text:span text:style-name="預設段落字型"><text:span text:style-name="T7">ta-bóo</text:span></text:span><text:span text:style-name="預設段落字型"><text:span text:style-name="T5">）</text:span></text:span><text:span text:style-name="預設段落字型"><text:span text:style-name="T2">。</text:span></text:span></text:p>
      <text:p text:style-name="Text_20_body"><text:span text:style-name="預設段落字型"><text:span text:style-name="T4">Kóo-tsá-lâng kám-kak senn ta-poo khah iânn senn </text:span></text:span><text:span text:style-name="預設段落字型"><text:span text:style-name="T6">ta-bóo</text:span></text:span><text:span text:style-name="預設段落字型"><text:span text:style-name="T4">.</text:span></text:span></text:p>
      <text:p text:style-name="Text_20_body"/>
      <text:p text:style-name="Text_20_body"><text:span text:style-name="預設段落字型"><text:span text:style-name="T2">七工內請佇意見</text:span></text:span><text:span text:style-name="預設段落字型"><text:span text:style-name="T5">調查表</text:span></text:span><text:span text:style-name="預設段落字型"><text:span text:style-name="T2">共你認為應當（</text:span></text:span><text:span text:style-name="預設段落字型"><text:span text:style-name="T3">ìng-tong</text:span></text:span><text:span text:style-name="預設段落字型"><text:span text:style-name="T2">）愛改進的所在寫落來。</text:span></text:span></text:p>
      <text:p text:style-name="Text_20_body"><text:span text:style-name="預設段落字型"><text:span text:style-name="T4">Tshit-kang lāi tshiánn tī ì-kiàn </text:span></text:span><text:span text:style-name="預設段落字型"><text:span text:style-name="T6">tiâu-tsa-pió </text:span></text:span><text:span text:style-name="預設段落字型"><text:span text:style-name="T4">kā lí jīn-uî ìng-tong ài kái-tsìn ê sóo-tsāi siá--lo̍h-lâi.</text:span></text:span></text:p>
      <text:p text:style-name="Text_20_body"/>
      <text:p text:style-name="P3">我無閒了就隨過去。</text:p>
      <text:p text:style-name="P1">Guá bô-îng liáu tō suî kuè--khì.</text:p>
      <text:p text:style-name="Text_20_body"/>
      <text:p text:style-name="P3">揣同學去彼間店食飯，雖然袂歹食，毋過規个環境無啥衛生，便所嘛垃圾垃圾款。</text:p>
      <text:p text:style-name="P1">Tshuē tông-o̍h khì hit king tiàm tsia̍h-pn̄g, sui-jiân bē pháinn-tsia̍h, m̄-koh kui ê khuân-kíng bô siánn uē-sing, piān-sóo mā lah-sap-lah-sap khuán.</text:p>
      <text:p text:style-name="Text_20_body"/>
      <text:p text:style-name="P3">你敢有認同彼位記者的報導方式？</text:p>
      <text:p text:style-name="P1">Lí kám ū jīn-tông hit uī kì-tsiá ê pò-tō hong-sik?</text:p>
      <text:p text:style-name="Text_20_body"/>
      <text:p text:style-name="P3">你敢猶閣有其他的方法來阻擋修法？</text:p>
      <text:p text:style-name="P1">Lí kám iáu-koh ū kî-thann ê hong-huat lâi tsóo-tòng siu-huat?</text:p>
      <text:p text:style-name="Text_20_body"/>
      <text:p text:style-name="P3">毋管啥物情形，對人權的干涉愈少愈好。</text:p>
      <text:p text:style-name="P1">M̄-kuán siánn-mih tsîng-hîng, tuì jîn-khuân ê kan-sia̍p lú tsió lú hó.</text:p>
      <text:p text:style-name="P4"><text:soft-page-break/><text:span text:style-name="T9">師兄講啥物凡事攏愛先請示菩薩、逐工唸經消災解厄，我才無咧信彼套。</text:span></text:p>
      <text:p text:style-name="P1">Su-hiann kóng siánn-mih huân-sū lóng ài sing tshíng-sī phôo-sat, ta̍k kang liām-king siau-tsai-kái-eh, guá tsiah bô teh sìn hit thò.</text:p>
      <text:p text:style-name="Text_20_body"/>
      <text:p text:style-name="P3">這篇文章上主要是咧說明啥物？</text:p>
      <text:p text:style-name="P1">Tsit phinn bûn-tsiunn siōng tsú-iàu sī leh suat-bîng siánn-mi̍h?</text:p>
      <text:p text:style-name="P3">準若官員佮民間學者對環評的意見無仝，照理講學者的意見較重要。</text:p>
      <text:p text:style-name="P1">Tsún-nā kuann-guân kah bîn-kan ha̍k-tsiá tuì khuân-phîng ê ì-kiàn bô-kâng, tsiàu-lí-kóng ha̍k-tsiá ê ì-kiàn khah tiōng-iàu.</text:p>
      <text:p text:style-name="Text_20_body"/>
      <text:p text:style-name="Text_20_body"><text:span text:style-name="預設段落字型"><text:span text:style-name="T2">阿爸禮拜𤆬小弟去</text:span></text:span><text:span text:style-name="預設段落字型"><text:span text:style-name="T3">peh</text:span></text:span><text:span text:style-name="預設段落字型"><text:span text:style-name="T2">山，佇山跤看著一尾蛇，害伊驚甲這馬猶咇咇掣。</text:span></text:span></text:p>
      <text:p text:style-name="P1">A-pa lé-pài tshuā sió-tī khì peh-suann, tī suann-kha khuànn-tio̍h tsi̍t bué tsuâ, hāi i kiann kah tsit-má iáu phi̍h-phi̍h-tshuah.</text:p>
      <text:p text:style-name="Text_20_body"/>
      <text:p text:style-name="P3">人客咱內底先坐一下。</text:p>
      <text:p text:style-name="P1">Lâng-kheh lán lāi-té sing tsē--tsi̍t-ē.</text:p>
      <text:p text:style-name="Text_20_body"/>
      <text:p text:style-name="P3">人客欲點啥？食飽才算就好。</text:p>
      <text:p text:style-name="P1">Lâng-kheh beh tiám siannh? Tsia̍h-pá tsiah sǹg tō hó.</text:p>
      <text:p text:style-name="Text_20_body"/>
      <text:p text:style-name="P3">阿弟仔明仔載會到遐。</text:p>
      <text:p text:style-name="P1">A-tī-á bîn-á-tsài ē kàu hia.</text:p>
      <text:p text:style-name="Text_20_body"/>
      <text:p text:style-name="P3">阿生今仔日有去公司。</text:p>
      <text:p text:style-name="P1">A-sing kin-á-ji̍t ū khì kong-si.</text:p>
      <text:p text:style-name="Text_20_body"/>
      <text:p text:style-name="P3">親家今仔日會來遮？</text:p>
      <text:p text:style-name="P1">Tshin-ke kin-á-ji̍t ē lâi tsia?</text:p>
      <text:p text:style-name="Text_20_body"/>
      <text:p text:style-name="Text_20_body"/>
      <text:p text:style-name="Text_20_body"/>
      <text:p text:style-name="Text_20_body"/>
      <text:p text:style-name="P3"><text:soft-page-break/>氣象報告有講後禮拜二會透風，出門上班毋通袂記得疊一領厚的。</text:p>
      <text:p text:style-name="P1">Khì-siōng pò-kò ū kóng āu lé-pài-jī ē thàu-hong, tshut-mn̂g siōng-pan m̄-thang bē-kì-tit tha̍h tsi̍t niá kāu--ê.</text:p>
      <text:p text:style-name="Text_20_body"/>
      <text:p text:style-name="P3">台北到高雄愛偌久？應該免偌久乎？</text:p>
      <text:p text:style-name="P1">Tâi-pak kàu Ko-hiông ài guā kú? Ing-kai bián guā kú--honnh?</text:p>
      <text:p text:style-name="Text_20_body"/>
      <text:p text:style-name="P3">客廳大門向啥物方向？</text:p>
      <text:p text:style-name="P1">Kheh-thiann tuā-mn̂g hiòng siánn-mih hong-hiòng?</text:p>
      <text:p text:style-name="P3">你是對佗位得著這隻尪仔的？</text:p>
      <text:p text:style-name="P1">Lí sī tuì tó-uī tit-tio̍h tsit tsiah ang-á--ê?</text:p>
      <text:p text:style-name="Text_20_body"/>
      <text:p text:style-name="P3">佇台灣食割包有當時仔會配啥物做伙食？</text:p>
      <text:p text:style-name="P1">Tī Tâi-uân tsia̍h kuah-pau ū-tang-sî-á ē phuè siánn-mi̍h tsò-hué tsia̍h?</text:p>
      <text:p text:style-name="Text_20_body"/>
      <text:p text:style-name="P3">台灣人愛食割包，是因為食割包象徵啥物意涵？</text:p>
      <text:p text:style-name="P1">Tâi-uân-lâng ài tsia̍h kuah-pau, sī in-uī tsia̍h kuah-pau siōng-ting siánn-mih ì-hâm?</text:p>
      <text:p text:style-name="Text_20_body"/>
      <text:p text:style-name="P3">佗一項講法是正確的？</text:p>
      <text:p text:style-name="P1">Tó tsi̍t hāng kóng-huat sī tsìng-khak--ê?</text:p>
      <text:p text:style-name="Text_20_body"/>
      <text:p text:style-name="P3">佗一款洗頭水上天然？來買兩罐轉去試看覓。</text:p>
      <text:p text:style-name="P1">Tó tsi̍t khuán sé-thâu-tsuí siōng thian-jiân? Lâi bé nn̄g kuàn tńg-khì tshì khuànn-māi.</text:p>
      <text:p text:style-name="Text_20_body"/>
      <text:p text:style-name="Text_20_body"><text:span text:style-name="預設段落字型"><text:span text:style-name="T2">眼前有真濟爸母、阿公阿媽攏綴囡仔講華語（</text:span></text:span><text:span text:style-name="預設段落字型"><text:span text:style-name="T3">Huâ-gú</text:span></text:span><text:span text:style-name="預設段落字型"><text:span text:style-name="T2">），無欲講家己的母語。</text:span></text:span></text:p>
      <text:p text:style-name="P1">Gán-tsiân ū tsin tsē pē-bú, a-kong a-má lóng tè gín-á kóng Huâ-gú, bô beh kóng ka-tī ê bú-gú.</text:p>
      <text:p text:style-name="Text_20_body"/>
      <text:p text:style-name="P3">彼位朱阿姨捌你。你敢捌伊？</text:p>
      <text:p text:style-name="P1">Hit uī Tsu a-î bat lí. Lí kám bat--i?</text:p>
      <text:p text:style-name="P1"/>
      <text:p text:style-name="P1"/>
      <text:p text:style-name="P1"/>
      <text:p text:style-name="P2"><text:soft-page-break/>文化上猶有真重大的意義。</text:p>
      <text:p text:style-name="P1">Bûn-huà siōng iáu-ū tsin tiōng-tāi ê ì-gī.</text:p>
      <text:p text:style-name="Text_20_body"><text:line-break/><text:span text:style-name="預設段落字型"><text:span text:style-name="T2">你無閒煞未？</text:span></text:span></text:p>
      <text:p text:style-name="P1">Lí bô-îng suah--buē?</text:p>
      <text:p text:style-name="Text_20_body"/>
      <text:p text:style-name="P3">無閒，等一下才講。</text:p>
      <text:p text:style-name="P1">Bô-îng, tán--tsi̍t-ē tsiah kóng.</text:p>
      <text:p text:style-name="Text_20_body"/>
      <text:p text:style-name="Text_20_body"><text:span text:style-name="預設段落字型"><text:span text:style-name="T2">你一定愛較振作</text:span></text:span><text:span text:style-name="預設段落字型"><text:span text:style-name="T5">一點仔</text:span></text:span><text:span text:style-name="預設段落字型"><text:span text:style-name="T2">喔！</text:span></text:span></text:p>
      <text:p text:style-name="Text_20_body"><text:span text:style-name="預設段落字型"><text:span text:style-name="T4">Lí it-tīng ài khah tsín-tsok </text:span></text:span><text:span text:style-name="預設段落字型"><text:span text:style-name="T6">tsi̍t-tiám-á</text:span></text:span><text:span text:style-name="預設段落字型"><text:span text:style-name="T4">--ooh!</text:span></text:span></text:p>
      <text:p text:style-name="Text_20_body"/>
      <text:p text:style-name="Text_20_body"><text:span text:style-name="預設段落字型"><text:span text:style-name="T2">昨暗地動</text:span></text:span><text:span text:style-name="預設段落字型"><text:span text:style-name="T3">,</text:span></text:span><text:span text:style-name="預設段落字型"><text:span text:style-name="T2">真恐怖</text:span></text:span><text:span text:style-name="預設段落字型"><text:span text:style-name="T3">!</text:span></text:span></text:p>
      <text:p text:style-name="P1">Tsa-àm tē-tāng, tsin khióng-pòo!</text:p>
      <text:p text:style-name="Text_20_body"/>
      <text:p text:style-name="P3">各人食各人的。</text:p>
      <text:p text:style-name="P1">Kok-lâng tsia̍h kok-lâng ê.</text:p>
      <text:p text:style-name="Text_20_body"/>
      <text:p text:style-name="P3">每一杯攏有下毒。</text:p>
      <text:p text:style-name="P1">Muí tsi̍t pue lóng-ū hē-to̍k.</text:p>
      <text:p text:style-name="Text_20_body"/>
      <text:p text:style-name="P3">逐粒攏媠。</text:p>
      <text:p text:style-name="P1">Ta̍k lia̍p lóng suí.</text:p>
      <text:p text:style-name="Text_20_body"/>
      <text:p text:style-name="P3">彼隻真歹。</text:p>
      <text:p text:style-name="P1">Hit tsiah tsin pháinn.</text:p>
      <text:p text:style-name="Text_20_body"/>
      <text:p text:style-name="Text_20_body"><text:span text:style-name="預設段落字型"><text:span text:style-name="T5">仝</text:span></text:span><text:span text:style-name="預設段落字型"><text:span text:style-name="T2">款，免相搶。</text:span></text:span></text:p>
      <text:p text:style-name="Text_20_body"><text:span text:style-name="預設段落字型"><text:span text:style-name="T6">Kāng</text:span></text:span><text:span text:style-name="預設段落字型"><text:span text:style-name="T4">-khuán, bián sio-tshiúnn.</text:span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P3"><text:soft-page-break/>好的慣勢愛維持。</text:p>
      <text:p text:style-name="P1">Hó ê kuàn-sì ài î-tshî.</text:p>
      <text:p text:style-name="Text_20_body"/>
      <text:p text:style-name="P3">媠的物件逐家攏愛看。</text:p>
      <text:p text:style-name="P1">Suí ê mi̍h-kiānn ta̍k-ke lóng ài khuànn.</text:p>
      <text:p text:style-name="Text_20_body"/>
      <text:p text:style-name="P3">好食的飯是天公伯仔賜予咱的。</text:p>
      <text:p text:style-name="P1">Hó-tsia̍h ê pn̄g sī thinn-kong-peh--á sù hōo--lán--ê.</text:p>
      <text:p text:style-name="Text_20_body"/>
      <text:p text:style-name="Text_20_body"><text:span text:style-name="預設段落字型"><text:span text:style-name="T5">氣一下</text:span></text:span><text:span text:style-name="預設段落字型"><text:span text:style-name="T2">袂講話。</text:span></text:span></text:p>
      <text:p text:style-name="Text_20_body"><text:span text:style-name="預設段落字型"><text:span text:style-name="T6">Khì tsi̍t-ē</text:span></text:span><text:span text:style-name="預設段落字型"><text:span text:style-name="T4"> bē kóng-uē.</text:span></text:span></text:p>
      <text:p text:style-name="Text_20_body"/>
      <text:p text:style-name="P3">我共伊解說彼項代誌。</text:p>
      <text:p text:style-name="P1">Guá kā i kái-sueh hit hāng tāi-tsì.</text:p>
      <text:p text:style-name="Text_20_body"/>
      <text:p text:style-name="P3">我共解說彼項代誌。</text:p>
      <text:p text:style-name="P1">Guá kā kái-sueh hit hāng tāi-tsì.</text:p>
      <text:p text:style-name="Text_20_body"/>
      <text:p text:style-name="P3">我向伊說明彼件代誌。</text:p>
      <text:p text:style-name="P1">Guá hiòng i sueh-bîng hit kiānn tāi-tsì.</text:p>
      <text:p text:style-name="Text_20_body"/>
      <text:p text:style-name="P3">我開破彼件代誌予伊知。</text:p>
      <text:p text:style-name="P1">Guá khui-phuà hit kiānn tāi-tsì hōo i tsai.</text:p>
      <text:p text:style-name="Text_20_body"/>
      <text:p text:style-name="P3">我予伊一本冊。</text:p>
      <text:p text:style-name="P1">Guá hōo i tsi̍t pún tsheh.</text:p>
      <text:p text:style-name="Text_20_body"/>
      <text:p text:style-name="P3">我彼本冊予你。</text:p>
      <text:p text:style-name="P1">Guá hit pún tsheh hōo--lí.</text:p>
      <text:p text:style-name="P4"/>
      <text:p text:style-name="P4"/>
      <text:p text:style-name="P3"><text:soft-page-break/>伊無來予我真煩惱。</text:p>
      <text:p text:style-name="P1">I bô lâi hōo guá tsin huân-ló.</text:p>
      <text:p text:style-name="Text_20_body"/>
      <text:p text:style-name="P3">我提批予你看。</text:p>
      <text:p text:style-name="P1">Guá the̍h phue hōo lí khuànn.</text:p>
      <text:p text:style-name="Text_20_body"/>
      <text:p text:style-name="P3">阿公講古予孫仔聽。</text:p>
      <text:p text:style-name="P1">A-kong kóng-kóo hōo sun-á thiann.</text:p>
      <text:p text:style-name="Text_20_body"/>
      <text:p text:style-name="P3">你著食飽。</text:p>
      <text:p text:style-name="P1">Lí tio̍h tsia̍h-pá.</text:p>
      <text:p text:style-name="Text_20_body"/>
      <text:p text:style-name="P6">你著愛食飽。</text:p>
      <text:p text:style-name="Text_20_body"><text:span text:style-name="預設段落字型"><text:span text:style-name="T6">Lí tio̍h ài tsia̍h-pá.</text:span></text:span></text:p>
      <text:p text:style-name="Text_20_body"/>
      <text:p text:style-name="P3">你著愛睏睏予飽。</text:p>
      <text:p text:style-name="P1">Lí tio̍h ài khùn-khùn hōo pá.</text:p>
      <text:p text:style-name="Text_20_body"/>
      <text:p text:style-name="P3">你著共飯食了。</text:p>
      <text:p text:style-name="P1">Lí tio̍h kā pn̄g tsia̍h-liáu.</text:p>
      <text:p text:style-name="Text_20_body"/>
      <text:p text:style-name="P3">你著共飯食予了。</text:p>
      <text:p text:style-name="P1">Lí tio̍h kā pn̄g tsia̍h hōo liáu.</text:p>
      <text:p text:style-name="Text_20_body"/>
      <text:p text:style-name="P6">你著共飯食予伊了。</text:p>
      <text:p text:style-name="Text_20_body"><text:span text:style-name="預設段落字型"><text:span text:style-name="T6">Lí tio̍h kā pn̄g tsia̍h hōo i liáu.</text:span></text:span></text:p>
      <text:p text:style-name="Text_20_body"/>
      <text:p text:style-name="P6">你愛寫予緊。</text:p>
      <text:p text:style-name="Text_20_body"><text:span text:style-name="預設段落字型"><text:span text:style-name="T6">Lí ài siá hōo kín.</text:span></text:span></text:p>
      <text:p text:style-name="P4"/>
      <text:p text:style-name="P4"/>
      <text:p text:style-name="P6"><text:soft-page-break/>你愛寫予較緊咧。</text:p>
      <text:p text:style-name="P7">Lí ài siá hōo khah kín--leh.</text:p>
      <text:p text:style-name="P5"/>
      <text:p text:style-name="P6">你愛寫予伊緊。</text:p>
      <text:p text:style-name="P7">Lí ài siá hōo i kín.</text:p>
      <text:p text:style-name="P5"/>
      <text:p text:style-name="P6">你愛寫予伊較緊咧。</text:p>
      <text:p text:style-name="P7">Lí ài siá hōo i khah kín--leh.</text:p>
      <text:p text:style-name="Text_20_body"/>
      <text:p text:style-name="P3">免寫遮緊。</text:p>
      <text:p text:style-name="P1">Bián siá tsiah kín.</text:p>
      <text:p text:style-name="Text_20_body"/>
      <text:p text:style-name="P3">毋免磨遐平。</text:p>
      <text:p text:style-name="P1">M̄-bián buâ hiah pênn.</text:p>
      <text:p text:style-name="Text_20_body"/>
      <text:p text:style-name="P3">你是欲共嫂仔拍予死才甘願是毋？毋好閣拍矣啦。</text:p>
      <text:p text:style-name="P1">Lí sī beh kā só--á phah hōo sí tsiah kam-guān sī--m̄? M̄-hó koh phah--ah--lah.</text:p>
      <text:p text:style-name="Text_20_body"/>
      <text:p text:style-name="P3">阿爸莫拍矣，後擺毋敢矣。</text:p>
      <text:p text:style-name="P1">A-pa mài phah--ah, āu-pái m̄ kánn--ah.</text:p>
      <text:p text:style-name="Text_20_body"/>
      <text:p text:style-name="P3">是啥人叫你偷提三嬸的錢？</text:p>
      <text:p text:style-name="P1">Sī siánn-lâng kiò lí thau-the̍h sann-tsím ê tsînn?</text:p>
      <text:p text:style-name="Text_20_body"/>
      <text:p text:style-name="P3">我欲拍予你袂行路。</text:p>
      <text:p text:style-name="P1">Guá beh phah hōo lí bē kiânn-lōo.</text:p>
      <text:p text:style-name="Text_20_body"/>
      <text:p text:style-name="P6">我欲拍你予袂行路。</text:p>
      <text:p text:style-name="Text_20_body"><text:span text:style-name="預設段落字型"><text:span text:style-name="T6">Guá beh phah lí hōo bē kiânn-lōo</text:span></text:span><text:span text:style-name="預設段落字型"><text:span text:style-name="T4">.</text:span></text:span></text:p>
      <text:p text:style-name="P4"/>
      <text:p text:style-name="P4"/>
      <text:p text:style-name="P3"><text:soft-page-break/>我欲拍予你袂行得。</text:p>
      <text:p text:style-name="P1">Guá beh phah hōo lí bē-kiânn--tit.</text:p>
      <text:p text:style-name="Text_20_body"/>
      <text:p text:style-name="P6">我欲拍你予袂行得。</text:p>
      <text:p text:style-name="Text_20_body"><text:span text:style-name="預設段落字型"><text:span text:style-name="T6">Guá beh phah lí hōo bē-kiânn--tit.</text:span></text:span></text:p>
      <text:p text:style-name="Text_20_body"/>
      <text:p text:style-name="P3">人咧想辦法共門拍開。</text:p>
      <text:p text:style-name="P1">Lâng leh siūnn pān-huat kā mn̂g phah--khui.</text:p>
      <text:p text:style-name="Text_20_body"/>
      <text:p text:style-name="Text_20_body"><text:span text:style-name="預設段落字型"><text:span text:style-name="T2">伊人咧無閒</text:span></text:span><text:span text:style-name="預設段落字型"><text:span text:style-name="T8">摃</text:span></text:span><text:span text:style-name="預設段落字型"><text:span text:style-name="T2">破彼塊玻璃。</text:span></text:span></text:p>
      <text:p text:style-name="P1">I lâng teh bô-îng kòng-phuà hit tè po-lê.</text:p>
      <text:p text:style-name="Text_20_body"/>
      <text:p text:style-name="P3">這較好。</text:p>
      <text:p text:style-name="P1">Tse khah hó.</text:p>
      <text:p text:style-name="Text_20_body"/>
      <text:p text:style-name="P3">今仔日厝內有人客。</text:p>
      <text:p text:style-name="P1">Kin-á-ji̍t tshù-lāi ū lâng-kheh.</text:p>
      <text:p text:style-name="Text_20_body"/>
      <text:p text:style-name="P3">今仔日厝內無人客。</text:p>
      <text:p text:style-name="P1">Kin-á-ji̍t tshù-lāi bô lâng-kheh.</text:p>
      <text:p text:style-name="Text_20_body"/>
      <text:p text:style-name="P3">這有媠。</text:p>
      <text:p text:style-name="P1">Tsit ū suí.</text:p>
      <text:p text:style-name="Text_20_body"/>
      <text:p text:style-name="Text_20_body"><text:span text:style-name="預設段落字型"><text:span text:style-name="T2">隨反應</text:span></text:span><text:span text:style-name="預設段落字型"><text:span text:style-name="T5">過來</text:span></text:span><text:span text:style-name="預設段落字型"><text:span text:style-name="T2">，有巧。</text:span></text:span></text:p>
      <text:p text:style-name="Text_20_body"><text:span text:style-name="預設段落字型"><text:span text:style-name="T4">Suî huán-ìng</text:span></text:span><text:span text:style-name="預設段落字型"><text:span text:style-name="T6">--kuè-lâi</text:span></text:span><text:span text:style-name="預設段落字型"><text:span text:style-name="T4">, ū khiáu.</text:span></text:span></text:p>
      <text:p text:style-name="Text_20_body"/>
      <text:p text:style-name="P3">真正是人媠閣巧。</text:p>
      <text:p text:style-name="P1">Tsin-tsiànn sī lâng suí koh khiáu.</text:p>
      <text:p text:style-name="P4"/>
      <text:p text:style-name="P4"/>
      <text:p text:style-name="P3"><text:soft-page-break/>我有歡喜。</text:p>
      <text:p text:style-name="P1">Guá ū huann-hí.</text:p>
      <text:p text:style-name="Text_20_body"/>
      <text:p text:style-name="P3">無歡喜。</text:p>
      <text:p text:style-name="P1">Bô huann-hí.</text:p>
      <text:p text:style-name="Text_20_body"/>
      <text:p text:style-name="P3">伊舊年有蹛佇遮。</text:p>
      <text:p text:style-name="P1">I kū-nî ū tuà tī tsia.</text:p>
      <text:p text:style-name="Text_20_body"/>
      <text:p text:style-name="P3">壁頂有掛兩幅圖。</text:p>
      <text:p text:style-name="P1">Piah-tíng ū kuà nn̄g pak tôo.</text:p>
      <text:p text:style-name="Text_20_body"/>
      <text:p text:style-name="P3">最近過了按怎？這馬身體有較好無？</text:p>
      <text:p text:style-name="P1">Tsuè-kīn kuè-liáu àn-tsuánn? Tsit-má sin-thé ū khah hó--bô?</text:p>
      <text:p text:style-name="Text_20_body"/>
      <text:p text:style-name="P3">有，最近身體有較爽快。</text:p>
      <text:p text:style-name="P1">Ū, tsuè-kīn sin-thé ū khah sóng-khuài.</text:p>
      <text:p text:style-name="Text_20_body"/>
      <text:p text:style-name="Text_20_body"><text:span text:style-name="預設段落字型"><text:span text:style-name="T2">按怎，阮查某</text:span></text:span><text:span text:style-name="預設段落字型"><text:span text:style-name="T3">囝</text:span></text:span><text:span text:style-name="預設段落字型"><text:span text:style-name="T2">有</text:span></text:span><text:span text:style-name="預設段落字型"><text:span text:style-name="T3">gâu</text:span></text:span><text:span text:style-name="預設段落字型"><text:span text:style-name="T2">無？</text:span></text:span></text:p>
      <text:p text:style-name="P1">Án-tsuánn, gún tsa-bóo-kiánn ū gâu--bô?</text:p>
      <text:p text:style-name="Text_20_body"/>
      <text:p text:style-name="Text_20_body"><text:span text:style-name="預設段落字型"><text:span text:style-name="T2">有，真</text:span></text:span><text:span text:style-name="預設段落字型"><text:span text:style-name="T3">gâu</text:span></text:span><text:span text:style-name="預設段落字型"><text:span text:style-name="T2">真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Ū, tsin gâu tsin gâu.</text:p>
      <text:p text:style-name="Text_20_body"/>
      <text:p text:style-name="P3">伊無佇厝。</text:p>
      <text:p text:style-name="P1">I bô tī tshù.</text:p>
      <text:p text:style-name="Text_20_body"/>
      <text:p text:style-name="P3">伊無修理</text:p>
      <text:p text:style-name="P1">I bô siu-lí.</text:p>
      <text:p text:style-name="P1"/>
      <text:p text:style-name="P1"/>
      <text:p text:style-name="P3"><text:soft-page-break/>害矣，遮晏矣攏無看著伊的人。</text:p>
      <text:p text:style-name="P1">Hāi--ah, tsiah uànn--ah lóng bô khuànn-tio̍h i ê lâng.</text:p>
      <text:p text:style-name="Text_20_body"/>
      <text:p text:style-name="P3">我朋友無幾个。</text:p>
      <text:p text:style-name="P1">Guá pîng-iú bô kuí ê.</text:p>
      <text:p text:style-name="Text_20_body"/>
      <text:p text:style-name="Text_20_body"><text:span text:style-name="預設段落字型"><text:span text:style-name="T2">趁</text:span></text:span><text:span text:style-name="預設段落字型"><text:span text:style-name="T3">in</text:span></text:span><text:span text:style-name="預設段落字型"><text:span text:style-name="T2">翁這幾工無佇伊身軀邊，我小共關心一下。</text:span></text:span></text:p>
      <text:p text:style-name="P1">Thàn in ang tsit kuí kang bô tī i sin-khu-pinn, guá sió kā kuan-sim--tsi̍t-ē.</text:p>
      <text:p text:style-name="Text_20_body"/>
      <text:p text:style-name="P3">人無爽快就予附近的醫生小影一下。</text:p>
      <text:p text:style-name="P1">Lâng bô sóng-khuài tō hōo hù-kīn ê i-sing sió iánn--tsi̍t-ē.</text:p>
      <text:p text:style-name="Text_20_body"/>
      <text:p text:style-name="P3">人無愛啦。</text:p>
      <text:p text:style-name="P1">Lâng bô-ài--lah.</text:p>
      <text:p text:style-name="Text_20_body"/>
      <text:p text:style-name="P3">阿俊仔已經無愛人矣。</text:p>
      <text:p text:style-name="P1">A-tsùn--á í-king bô ài-jîn--ah.</text:p>
      <text:p text:style-name="Text_20_body"/>
      <text:p text:style-name="P3">阿達仔已經無愛人矣。</text:p>
      <text:p text:style-name="P1">A-ta̍t--á í-king bô ài--lâng--ah.</text:p>
      <text:p text:style-name="Text_20_body"/>
      <text:p text:style-name="P3">伊也想欲教人讀冊？</text:p>
      <text:p text:style-name="P1">I iā siūnn-beh kà lâng tha̍k-tsheh?</text:p>
      <text:p text:style-name="Text_20_body"/>
      <text:p text:style-name="P3">你也無講。</text:p>
      <text:p text:style-name="P1">Lí iā bô kóng.</text:p>
      <text:p text:style-name="Text_20_body"/>
      <text:p text:style-name="P3">這也愛，彼也愛。</text:p>
      <text:p text:style-name="P1">Tse iā ài, he iā ài.</text:p>
      <text:p text:style-name="P1"/>
      <text:p text:style-name="P1"/>
      <text:p text:style-name="P3"><text:soft-page-break/>管待人喙鬚欲留踮佗一爿。</text:p>
      <text:p text:style-name="P1">Kuán-thāi lâng tshuì-tshiu beh lâu tiàm tó tsi̍t pîng.</text:p>
      <text:p text:style-name="Text_20_body"/>
      <text:p text:style-name="P3">管好家己的代誌就好，咱無才調管別人的閒仔代。</text:p>
      <text:p text:style-name="P1">Kuán-hó ka-kī ê tāi-tsì tō hó, lán bô tsâi-tiāu kuán pa̍t-lâng ê îng-á-tāi.</text:p>
      <text:p text:style-name="Text_20_body"/>
      <text:p text:style-name="Text_20_body"><text:span text:style-name="預設段落字型"><text:span text:style-name="T2">按呢我無緊來傱一台仔電視</text:span></text:span><text:span text:style-name="預設段落字型"><text:span text:style-name="T5">袂使</text:span></text:span><text:span text:style-name="預設段落字型"><text:span text:style-name="T2">。</text:span></text:span></text:p>
      <text:p text:style-name="Text_20_body"><text:span text:style-name="預設段落字型"><text:span text:style-name="T4">Án-ne guá bô kín-lâi tsông tsi̍t-tâi-á tiān-sī </text:span></text:span><text:span text:style-name="預設段落字型"><text:span text:style-name="T6">bē-saih</text:span></text:span><text:span text:style-name="預設段落字型"><text:span text:style-name="T4">.</text:span></text:span></text:p>
      <text:p text:style-name="Text_20_body"/>
      <text:p text:style-name="P3">後擺我會準時。</text:p>
      <text:p text:style-name="P1">Āu-pái guá ē tsún-sî.</text:p>
      <text:p text:style-name="Text_20_body"/>
      <text:p text:style-name="P3">我會乖。</text:p>
      <text:p text:style-name="P1">Guá ē kuai.</text:p>
      <text:p text:style-name="Text_20_body"/>
      <text:p text:style-name="P3">我會到。</text:p>
      <text:p text:style-name="P1">Guá ē kàu.</text:p>
      <text:p text:style-name="Text_20_body"/>
      <text:p text:style-name="P3">我袂到。</text:p>
      <text:p text:style-name="P1">Guá bē kàu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ē lâi.</text:p>
      <text:p text:style-name="Text_20_body"/>
      <text:p text:style-name="P3">你來聽看啥人咧哀爸叫母。</text:p>
      <text:p text:style-name="P1">Lí lâi thiann khuànn siánn-lâng leh ai-pē-kiò-bú.</text:p>
      <text:p text:style-name="P1"/>
      <text:p text:style-name="P1"/>
      <text:p text:style-name="P3"><text:soft-page-break/>可能無法度準時，失禮。</text:p>
      <text:p text:style-name="P1">Khó-lîng bô-huat-tōo tsún-sî, sit-lé.</text:p>
      <text:p text:style-name="Text_20_body"/>
      <text:p text:style-name="P3">你予騙四十箍去。</text:p>
      <text:p text:style-name="P1">Lí hōo phiàn sì-tsa̍p khoo khì.</text:p>
      <text:p text:style-name="Text_20_body"/>
      <text:p text:style-name="P3">食到老才知死。</text:p>
      <text:p text:style-name="P1">Tsia̍h kàu lāu tsiah tsai sí.</text:p>
      <text:p text:style-name="Text_20_body"/>
      <text:p text:style-name="Text_20_body"><text:span text:style-name="預設段落字型"><text:span text:style-name="T2">讀冊專心做會到，唱歌、運動逐項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Tha̍k-tsheh tsuan-sim tsò ē kàu, tshiùnn-kua, ūn-tōng ta̍k hāng gâu.</text:p>
      <text:p text:style-name="Text_20_body"/>
      <text:p text:style-name="P3">工夫到厝，欲食就有。</text:p>
      <text:p text:style-name="P1">Kang-hu kàu tshù, beh tsia̍h tō ū.</text:p>
      <text:p text:style-name="Text_20_body"/>
      <text:p text:style-name="P3">彼毋是我。</text:p>
      <text:p text:style-name="P1">He m̄ sī guá.</text:p>
      <text:p text:style-name="Text_20_body"/>
      <text:p text:style-name="Text_20_body"><text:span text:style-name="預設段落字型"><text:span text:style-name="T2">彼就</text:span></text:span><text:span text:style-name="預設段落字型"><text:span text:style-name="T3">(tiō)</text:span></text:span><text:span text:style-name="預設段落字型"><text:span text:style-name="T2">是我。</text:span></text:span></text:p>
      <text:p text:style-name="P1">He tiō sī guá.</text:p>
      <text:p text:style-name="Text_20_body"/>
      <text:p text:style-name="P3">教材設計了䆀顛倒僫教、歹學。</text:p>
      <text:p text:style-name="P1">Kàu-tshâi siat-kè liáu bái tian-tò oh kà, pháinn o̍h.</text:p>
      <text:p text:style-name="Text_20_body"/>
      <text:p text:style-name="P3">軁袂過。</text:p>
      <text:p text:style-name="P1">Nǹg bē kuè.</text:p>
      <text:p text:style-name="Text_20_body"/>
      <text:p text:style-name="P3">我物件做袂好勢。</text:p>
      <text:p text:style-name="P1">Guá mi̍h-kiānn tsò bē hó-sè.</text:p>
      <text:p text:style-name="P3"/>
      <text:p text:style-name="P3"/>
      <text:p text:style-name="P3"><text:soft-page-break/>我物件做欲好勢的時著先共你講一聲。</text:p>
      <text:p text:style-name="P1">Guá mi̍h-kiānn tsò beh hó-sè ê sî tio̍h sing kā lí kóng--tsi̍t-siann.</text:p>
      <text:p text:style-name="Text_20_body"/>
      <text:p text:style-name="P3">我等足久呢！</text:p>
      <text:p text:style-name="P1">Guá tán tsiok kú--neh!</text:p>
      <text:p text:style-name="Text_20_body"/>
      <text:p text:style-name="P3">批伊寫過矣。</text:p>
      <text:p text:style-name="P1">Phue i siá--kuè--ah.</text:p>
      <text:p text:style-name="Text_20_body"/>
      <text:p text:style-name="P3">阿珊仔爸罵過矣。</text:p>
      <text:p text:style-name="P1">A-san--á pa̋ mē--kuè--ah.</text:p>
      <text:p text:style-name="Text_20_body"/>
      <text:p text:style-name="P3">為著你伊食遮濟苦。</text:p>
      <text:p text:style-name="P1">Uī-tio̍h lí i tsia̍h tsiah tsē khóo.</text:p>
      <text:p text:style-name="Text_20_body"/>
      <text:p text:style-name="P3">這條路我誠熟。</text:p>
      <text:p text:style-name="P1">Tsit tiâu lōo guá tsiânn si̍k.</text:p>
      <text:p text:style-name="Text_20_body"/>
      <text:p text:style-name="Text_20_body"><text:span text:style-name="預設段落字型"><text:span text:style-name="T2">電影我是誠有興趣，但是恐怖片我就</text:span></text:span><text:span text:style-name="預設段落字型"><text:span text:style-name="T3">(to̍h)</text:span></text:span><text:span text:style-name="預設段落字型"><text:span text:style-name="T2">無啥興趣矣。</text:span></text:span></text:p>
      <text:p text:style-name="P1">Tiān-iánn guá sī tsiânn ū hìng-tshù, tān-sī khióng-pòo-phìnn guá to̍h bô siánn hìng-tshù--ah.</text:p>
      <text:p text:style-name="Text_20_body"/>
      <text:p text:style-name="P3">音樂伊上愛。</text:p>
      <text:p text:style-name="P1">Im-ga̍k i siōng ài.</text:p>
      <text:p text:style-name="Text_20_body"/>
      <text:p text:style-name="P3">伊對這个社會蓋關心。</text:p>
      <text:p text:style-name="P1">I tuì tsit ê siā-huē kài kuan-sim.</text:p>
      <text:p text:style-name="Text_20_body"/>
      <text:p text:style-name="P3">對這个社會伊蓋關心。</text:p>
      <text:p text:style-name="P1">Tuì tsit ê siā-huē i kài kuan-sim.</text:p>
      <text:p text:style-name="P1"/>
      <text:p text:style-name="P1"/>
      <text:p text:style-name="P3"><text:soft-page-break/>這个社會伊蓋關心。</text:p>
      <text:p text:style-name="P1">Tsit ê siā-huē i kài kuan-sim.</text:p>
      <text:p text:style-name="Text_20_body"/>
      <text:p text:style-name="P3">你欲講啥我攏知影。</text:p>
      <text:p text:style-name="P1">Lí beh kóng siannh guá lóng tsai-iánn.</text:p>
      <text:p text:style-name="Text_20_body"/>
      <text:p text:style-name="P3">你的意思我了解。</text:p>
      <text:p text:style-name="P1">Lí ê ì-sù guá liáu-kái.</text:p>
      <text:p text:style-name="Text_20_body"/>
      <text:p text:style-name="P3">我已經舞清楚這件代誌矣，多謝你來阮兜共我通知。</text:p>
      <text:p text:style-name="P1">Guá í-king bú tshing-tshó tsit kiānn tāi-tsì--ah, to-siā lí lâi gún tau kā guá thong-ti.</text:p>
      <text:p text:style-name="Text_20_body"/>
      <text:p text:style-name="P3">伊的消息我已經清楚矣，多謝你專工替伊走一逝。</text:p>
      <text:p text:style-name="P1">I ê siau-sit guá í-king tshing-tshó--ah, to-siā lí tsuan-kang thè i tsáu tsi̍t tsuā.</text:p>
      <text:p text:style-name="Text_20_body"/>
      <text:p text:style-name="P3">媽若知我就害。</text:p>
      <text:p text:style-name="P1">Ma̋ nā tsai guá tō hāi.</text:p>
      <text:p text:style-name="Text_20_body"/>
      <text:p text:style-name="P3">四條椅仔六个人坐。</text:p>
      <text:p text:style-name="P1">Sì liâu í-á la̍k ê lâng tsē.</text:p>
      <text:p text:style-name="Text_20_body"/>
      <text:p text:style-name="P3">西洋的鬼仔節逐家同齊過。</text:p>
      <text:p text:style-name="P1">Se-iûnn ê Kuí-á-tseh ta̍k-ke tâng-tsê kuè.</text:p>
      <text:p text:style-name="Text_20_body"/>
      <text:p text:style-name="P3">阿勇仔呵咾我跤手猛。</text:p>
      <text:p text:style-name="P1">A-ióng--á o-ló guá kha-tshiú mé.</text:p>
      <text:p text:style-name="Text_20_body"/>
      <text:p text:style-name="P3">下課了後老師叫我去辦公室。</text:p>
      <text:p text:style-name="P1">Hā-khò liáu-āu lāu-su kiò guá khì pān-kong-sik.</text:p>
      <text:p text:style-name="P1"/>
      <text:p text:style-name="P1"/>
      <text:p text:style-name="P3"><text:soft-page-break/>兩三年前台北猶無遮濟人。</text:p>
      <text:p text:style-name="P1">Nn̄g sann nî tsîng Tâi-pak iáu bô tsiah tsē lâng.</text:p>
      <text:p text:style-name="Text_20_body"/>
      <text:p text:style-name="Text_20_body"><text:span text:style-name="預設段落字型"><text:span text:style-name="T2">袂使</text:span></text:span><text:span text:style-name="預設段落字型"><text:span text:style-name="T3">!</text:span></text:span><text:span text:style-name="預設段落字型"><text:span text:style-name="T2">袂使</text:span></text:span><text:span text:style-name="預設段落字型"><text:span text:style-name="T3">!</text:span></text:span></text:p>
      <text:p text:style-name="P1">Bē-saih! Bē-saih!</text:p>
      <text:p text:style-name="Text_20_body"/>
      <text:p text:style-name="Text_20_body"><text:span text:style-name="預設段落字型"><text:span text:style-name="T2">來去</text:span></text:span><text:span text:style-name="預設段落字型"><text:span text:style-name="T3">!</text:span></text:span></text:p>
      <text:p text:style-name="P1">Lâi-khì!</text:p>
      <text:p text:style-name="Text_20_body"/>
      <text:p text:style-name="P3">洗予清氣！</text:p>
      <text:p text:style-name="P1">Sé hōo tshing-khì!</text:p>
      <text:p text:style-name="Text_20_body"/>
      <text:p text:style-name="P3">氣予伊死！</text:p>
      <text:p text:style-name="P1">Khì hōo i sí!</text:p>
      <text:p text:style-name="Text_20_body"/>
      <text:p text:style-name="P3">共我擋咧！</text:p>
      <text:p text:style-name="P1">Kā guá tòng--leh!</text:p>
      <text:p text:style-name="Text_20_body"/>
      <text:p text:style-name="P3">共我聽喙！</text:p>
      <text:p text:style-name="P1">Kā guá thiann-tshuì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文泉驛微米黑" fo:font-size="8pt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header>
      <style:foot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1-02T13:54:00Z</meta:creation-date>
    <dc:date>2019-03-06T15:08:25.694925881</dc:date>
    <meta:editing-cycles>38</meta:editing-cycles>
    <meta:editing-duration>PT1H16M49S</meta:editing-duration>
    <meta:document-statistic meta:table-count="0" meta:image-count="0" meta:object-count="0" meta:page-count="21" meta:paragraph-count="410" meta:word-count="4150" meta:character-count="11759" meta:non-whitespace-character-count="10415"/>
    <meta:template xlink:type="simple" xlink:actuate="onRequest" xlink:title="" xlink:href="Normal.dotm"/>
  </office:meta>
</office:document-meta>
</file>